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VSPass.execute(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8">
            <text:p text:style-name="Table_20_Contents">8</text:p>
          </table:table-cell>
          <table:table-cell office:value-type="float" office:value="42">
            <text:p text:style-name="Table_20_Contents">42</text:p>
          </table:table-cell>
        </table:table-row>
        <table:table-row>
          <table:table-cell office:value-type="string">
            <text:p text:style-name="Table_20_Contents">CVSPass.CVSP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VSPass.setPassword( String passwor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VSPass.setCvsroot( String cvsRoo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VSPass.setPassfile( File pass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VSPass.mangle( String passwor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